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050000L" svg:font-family="D050000L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officeooo:rsid="0011b3a5" officeooo:paragraph-rsid="0011b3a5" fo:background-color="transparent"/>
    </style:style>
    <style:style style:name="P2" style:family="paragraph" style:parent-style-name="Standard">
      <style:text-properties fo:color="#000000" loext:opacity="100%" style:font-name="Hack Nerd Font" officeooo:rsid="0011b3a5" officeooo:paragraph-rsid="0011b3a5" fo:background-color="transparent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5265"/>
    </style:style>
    <style:style style:name="T3" style:family="text">
      <style:text-properties style:font-name="D050000L"/>
    </style:style>
    <style:style style:name="T4" style:family="text">
      <style:text-properties style:font-name="D050000L" fo:font-weight="bold" style:font-weight-asian="bold" style:font-weight-complex="bold"/>
    </style:style>
    <style:style style:name="T5" style:family="text">
      <style:text-properties style:font-name="Hack Nerd Font"/>
    </style:style>
    <style:style style:name="T6" style:family="text">
      <style:text-properties style:font-name="Hack Nerd Font" fo:font-weight="bold" style:font-weight-asian="bold" style:font-weight-complex="bold"/>
    </style:style>
    <style:style style:name="T7" style:family="text">
      <style:text-properties style:font-name="Hack Nerd Font"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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">
        <style:list-level-properties text:space-before="-0.234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OLA MUNICIPAL</text:p>
      <text:p text:style-name="P2"/>
      <text:p text:style-name="P2"/>
      <text:p text:style-name="P2">ANUNCI DE LA ESCOLA MUSICAL,CERAMICA Y DIBUIX</text:p>
      <text:p text:style-name="P2"/>
      <text:p text:style-name="P2">Feim públic que s'obre el termini de preinscripció de l'acadèmia de músi-</text:p>
      <text:p text:style-name="P2">ca Clau de Fa per al curs 2004-2005.</text:p>
      <text:p text:style-name="P2">Termini d'inscripció: de l'1 al 10 de setembre, ambdós dies inclosos.</text:p>
      <text:p text:style-name="P2"/>
      <text:p text:style-name="P2">Clases Impartidas y Horaris</text:p>
      <text:p text:style-name="P2"/>
      <text:p text:style-name="P1"><text:span text:style-name="Strong_20_Emphasis"><text:span text:style-name="T5">MÚSICA: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7">En grups diferenciats de petits i adults, respectivament. 2 classes setmanals de 45 min. per als petits de 6 i 7 anys; 2 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5">CERÀMICA</text:span></text:span></text:p>
      <text:p text:style-name="P2"/>
      <text:list xml:id="list2595154637" text:style-name="L1">
        <text:list-header>
          <text:p text:style-name="P3"><text:span text:style-name="Strong_20_Emphasis"><text:span text:style-name="T5">Classes col·lectives per a adults.</text:span></text:span><text:span text:style-name="T5"> 4 hores setmanals, repartides en 2 dies: dimarts i dijous, en 3 grups, a les 15.30, a les 17.30 o a les 19.30 h. </text:span><text:s/></text:p>
        </text:list-header>
      </text:list>
      <text:p text:style-name="P1"/>
      <text:p text:style-name="P1"><text:span text:style-name="Strong_20_Emphasis"><text:span text:style-name="T5">PINTURA</text:span></text:span></text:p>
      <text:p text:style-name="P2"/>
      <text:list xml:id="list3611263831" text:style-name="L2">
        <text:list-header>
          <text:p text:style-name="P4"><text:span text:style-name="Strong_20_Emphasis"><text:span text:style-name="T5">Classes col·lectives per a adults. </text:span></text:span><text:span text:style-name="T5">4 hores setmanals, repartides en 2 dies: dimarts i dijous, en 2 grups, a les 17.00 o a les 19.00 h. </text:span></text:p>
        </text:list-header>
      </text:list>
      <text:p text:style-name="P2"/>
      <text:p text:style-name="P2">Informació:</text:p>
      <text:p text:style-name="P2"/>
      <text:p text:style-name="P2">Lloc: acadèmia <text:span text:style-name="T2">Musical MAO</text:span></text:p>
      <text:p text:style-name="P2">C/ Major, 24</text:p>
      <text:p text:style-name="P2">MAÓ</text:p>
      <text:p text:style-name="P2">Tel. 971 <text:span text:style-name="T2">54</text:span> <text:span text:style-name="T2">65</text:span> <text:span text:style-name="T2">32</text:span></text:p>
      <text:p text:style-name="P1"><text:span text:style-name="T5">Horari: de dilluns a divendres, de 18 a 21 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050000L" svg:font-family="D050000L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30:13.652738614</meta:creation-date>
    <dc:date>2023-11-10T09:19:21.595873150</dc:date>
    <meta:editing-duration>PT8M17S</meta:editing-duration>
    <meta:editing-cycles>1</meta:editing-cycles>
    <meta:document-statistic meta:table-count="0" meta:image-count="0" meta:object-count="0" meta:page-count="1" meta:paragraph-count="18" meta:word-count="151" meta:character-count="808" meta:non-whitespace-character-count="673"/>
    <meta:generator>LibreOffice/7.3.7.2$Linux_X86_64 LibreOffice_project/30$Build-2</meta:generator>
  </office:meta>
</office:document-meta>
</file>